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75cm" fo:min-width="1.501cm"/>
    </style:style>
    <style:style style:name="gr2" style:family="graphic" style:parent-style-name="standard">
      <style:graphic-properties draw:textarea-horizontal-align="justify" draw:textarea-vertical-align="middle" draw:auto-grow-height="false" fo:min-height="0.715cm" fo:min-width="2.40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2cm"/>
    </style:style>
    <style:style style:name="gr5" style:family="graphic" style:parent-style-name="standard">
      <style:graphic-properties draw:textarea-horizontal-align="justify" draw:textarea-vertical-align="middle" draw:auto-grow-height="false" fo:min-height="1.518cm" fo:min-width="1.201cm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4cm"/>
    </style:style>
    <style:style style:name="gr7" style:family="graphic" style:parent-style-name="standard">
      <style:graphic-properties draw:textarea-horizontal-align="justify" draw:textarea-vertical-align="middle" draw:auto-grow-height="false" fo:min-height="1.05cm" fo:min-width="2.4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65cm" fo:min-width="1.8cm"/>
    </style:style>
    <style:style style:name="gr11" style:family="graphic" style:parent-style-name="standard">
      <style:graphic-properties draw:textarea-horizontal-align="justify" draw:textarea-vertical-align="middle" draw:auto-grow-height="false" fo:min-height="0.85cm" fo:min-width="2.6cm"/>
    </style:style>
    <style:style style:name="gr12" style:family="graphic" style:parent-style-name="standard">
      <style:graphic-properties draw:textarea-horizontal-align="justify" draw:textarea-vertical-align="middle" draw:auto-grow-height="false" fo:min-height="0.951cm" fo:min-width="2.064cm"/>
    </style:style>
    <style:style style:name="gr13" style:family="graphic" style:parent-style-name="standard">
      <style:graphic-properties draw:textarea-horizontal-align="justify" draw:textarea-vertical-align="middle" draw:auto-grow-height="false" fo:min-height="0.85cm" fo:min-width="2.8cm"/>
    </style:style>
    <style:style style:name="P1" style:family="paragraph">
      <style:paragraph-properties fo:text-align="center"/>
      <style:text-properties fo:font-size="11pt" fo:font-weight="bold" style:font-size-asian="18pt" style:font-size-complex="18pt"/>
    </style:style>
    <style:style style:name="P2" style:family="paragraph">
      <style:paragraph-properties fo:text-align="center"/>
      <style:text-properties fo:color="#ff3333" fo:font-size="11pt" fo:font-weight="bold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style:paragraph-properties fo:text-align="center"/>
      <style:text-properties fo:font-size="11pt" fo:font-weight="bold" style:font-size-asian="11pt" style:font-size-complex="11pt"/>
    </style:style>
    <style:style style:name="T1" style:family="text">
      <style:text-properties fo:color="#66ff66"/>
    </style:style>
    <style:style style:name="T2" style:family="text">
      <style:text-properties fo:color="#ff3333"/>
    </style:style>
    <style:style style:name="T3" style:family="text">
      <style:text-properties fo:color="#66ff66"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2cm" svg:height="2.7cm" svg:x="2cm" svg:y="4.6cm">
          <text:p text:style-name="P1">Source</text:p>
          <text:p text:style-name="P1">(filosofi)</text:p>
          <text:p text:style-name="P1">L93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3" draw:id="id3" draw:layer="layout" svg:width="2.9cm" svg:height="1.2cm" svg:x="2cm" svg:y="2cm">
          <text:p text:style-name="P1">Fond de carte 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" draw:layer="layout" svg:x1="4cm" svg:y1="5.95cm" svg:x2="9.9cm" svg:y2="5.95cm" draw:start-shape="id1" draw:start-glue-point="8" draw:end-shape="id2" draw:end-glue-point="6" svg:d="M4000 5950h5900" svg:viewBox="0 0 5901 1">
          <text:p text:style-name="P1">Extraction SQL</text:p>
          <text:p text:style-name="P1"/>
        </draw:connector>
        <draw:connector draw:style-name="gr3" draw:text-style-name="P1" draw:layer="layout" svg:x1="4.9cm" svg:y1="2.6cm" svg:x2="8.8cm" svg:y2="2.6cm" draw:start-shape="id3" draw:start-glue-point="7" draw:end-shape="id4" draw:end-glue-point="5" svg:d="M4900 2600h3900" svg:viewBox="0 0 3901 1">
          <text:p text:style-name="P1"><text:span text:style-name="T1">Transformation</text:span></text:p>
          <text:p text:style-name="P1"><text:span text:style-name="T1"><text:s/></text:span><text:span text:style-name="T1">en L93</text:span></text:p>
          <text:p text:style-name="P1"/>
          <text:p text:style-name="P1"/>
        </draw:connector>
        <draw:custom-shape draw:style-name="gr4" draw:text-style-name="P1" xml:id="id4" draw:id="id4" draw:layer="layout" svg:width="2.5cm" svg:height="1.2cm" svg:x="8.8cm" svg:y="2cm">
          <text:p text:style-name="P1">territoi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5" draw:id="id5" draw:layer="layout" svg:width="1.7cm" svg:height="2.2cm" svg:x="18.7cm" svg:y="2cm">
          <text:p text:style-name="P1">QPV</text:p>
          <text:p text:style-name="P1">L93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" xml:id="id6" draw:id="id6" draw:layer="layout" svg:width="4.5cm" svg:height="1.2cm" svg:x="17.3cm" svg:y="6.2cm">
          <text:p text:style-name="P1">coucheQPVMetropo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19.55cm" svg:y1="4.07cm" svg:x2="19.55cm" svg:y2="6.2cm" draw:start-shape="id5" draw:start-glue-point="6" draw:end-shape="id6" draw:end-glue-point="4" svg:d="M19550 4070v2130" svg:viewBox="0 0 1 2131">
          <text:p text:style-name="P2"><text:span text:style-name="T2">Transformation</text:span></text:p>
          <text:p text:style-name="P2"><text:span text:style-name="T2"><text:s/></text:span><text:span text:style-name="T2">en WGS84</text:span></text:p>
        </draw:connector>
        <draw:custom-shape draw:style-name="gr7" draw:text-style-name="P1" xml:id="id7" draw:id="id7" draw:layer="layout" svg:width="2.9cm" svg:height="1.3cm" svg:x="8.6cm" svg:y="7.4cm">
          <text:p text:style-name="P1">currentTa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2" draw:id="id2" draw:layer="layout" svg:width="0.3cm" svg:height="0.3cm" svg:x="9.9cm" svg:y="5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9" draw:text-style-name="P1" draw:layer="layout" svg:x1="10.05cm" svg:y1="3.2cm" svg:x2="10.05cm" svg:y2="5.8cm" draw:start-shape="id4" draw:start-glue-point="6" draw:end-shape="id2" draw:end-glue-point="4" svg:d="M10050 3200v2600" svg:viewBox="0 0 1 2601">
          <text:p/>
        </draw:connector>
        <draw:connector draw:style-name="gr9" draw:text-style-name="P1" draw:layer="layout" svg:x1="10.05cm" svg:y1="6.1cm" svg:x2="10.05cm" svg:y2="7.4cm" draw:start-shape="id2" draw:start-glue-point="8" draw:end-shape="id7" draw:end-glue-point="4" svg:d="M10050 6100v1300" svg:viewBox="0 0 1 1301">
          <text:p/>
        </draw:connector>
        <draw:custom-shape draw:style-name="gr10" draw:text-style-name="P1" xml:id="id8" draw:id="id8" draw:layer="layout" svg:width="2.3cm" svg:height="0.9cm" svg:x="8.9cm" svg:y="10.9cm">
          <text:p text:style-name="P1">dfLis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xml:id="id9" draw:id="id9" draw:layer="layout" svg:width="3.1cm" svg:height="1.1cm" svg:x="8.5cm" svg:y="14.3cm">
          <text:p text:style-name="P1">grilleElague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05cm" svg:y1="8.7cm" svg:x2="10.05cm" svg:y2="10.9cm" draw:start-shape="id7" draw:start-glue-point="6" draw:end-shape="id8" draw:end-glue-point="4" svg:d="M10050 8700v2200" svg:viewBox="0 0 1 2201">
          <text:p text:style-name="P1">Btb ::kernelSmoothing()</text:p>
          <text:p text:style-name="P1"/>
        </draw:connector>
        <draw:connector draw:style-name="gr3" draw:text-style-name="P4" draw:layer="layout" svg:x1="10.05cm" svg:y1="11.8cm" svg:x2="10.05cm" svg:y2="14.3cm" draw:start-shape="id8" draw:start-glue-point="6" draw:end-shape="id9" draw:end-glue-point="4" svg:d="M10050 11800v2500" svg:viewBox="0 0 1 2501">
          <text:p text:style-name="P3"><text:span text:style-name="T3">Btb ::smoothingToGrid() L93</text:span></text:p>
          <text:p text:style-name="P3"><text:span text:style-name="T3">Avec élagage de performance</text:span></text:p>
          <text:p text:style-name="P3"><text:span text:style-name="T4"/></text:p>
        </draw:connector>
        <draw:custom-shape draw:style-name="gr12" draw:text-style-name="P5" xml:id="id11" draw:id="id11" draw:layer="layout" svg:width="3.9cm" svg:height="1.2cm" svg:x="14.3cm" svg:y="16.9cm">
          <text:p text:style-name="P5"><text:span text:style-name="T5">Affichage carte</text:span></text:p>
          <text:p text:style-name="P5"><text:span text:style-name="T5">WGS84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8" draw:text-style-name="P1" xml:id="id10" draw:id="id10" draw:layer="layout" svg:width="0.3cm" svg:height="0.3cm" svg:x="16.1cm" svg:y="14.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3" draw:layer="layout" svg:x1="11.3cm" svg:y1="2.6cm" svg:x2="16.25cm" svg:y2="14.7cm" draw:start-shape="id4" draw:start-glue-point="7" draw:end-shape="id10" draw:end-glue-point="4" svg:d="M11300 2600h4950v12100" svg:viewBox="0 0 4951 12101">
          <text:p text:style-name="P1"><text:span text:style-name="T2">Transformation</text:span></text:p>
          <text:p text:style-name="P1"><text:span text:style-name="T2"><text:s/></text:span><text:span text:style-name="T2">en WGS84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onnector draw:style-name="gr3" draw:text-style-name="P3" draw:layer="layout" svg:x1="11.6cm" svg:y1="14.85cm" svg:x2="16.1cm" svg:y2="14.85cm" draw:start-shape="id9" draw:start-glue-point="7" draw:end-shape="id10" draw:end-glue-point="6" svg:d="M11600 14850h4500" svg:viewBox="0 0 4501 1">
          <text:p text:style-name="P1"><text:span text:style-name="T2">Transformation</text:span></text:p>
          <text:p text:style-name="P1"><text:span text:style-name="T2"><text:s/></text:span><text:span text:style-name="T2">en WGS84</text:span></text:p>
          <text:p text:style-name="P1"/>
          <text:p text:style-name="P1"/>
        </draw:connector>
        <draw:connector draw:style-name="gr9" draw:text-style-name="P3" draw:layer="layout" svg:x1="19.55cm" svg:y1="7.4cm" svg:x2="16.4cm" svg:y2="14.85cm" draw:start-shape="id6" draw:start-glue-point="6" draw:end-shape="id10" draw:end-glue-point="10" svg:d="M19550 7400v7450h-3150" svg:viewBox="0 0 3151 7451">
          <text:p/>
        </draw:connector>
        <draw:connector draw:style-name="gr9" draw:text-style-name="P3" draw:layer="layout" svg:x1="16.25cm" svg:y1="15cm" svg:x2="16.25cm" svg:y2="16.9cm" draw:start-shape="id10" draw:start-glue-point="8" draw:end-shape="id11" draw:end-glue-point="4" svg:d="M16250 15000v1900" svg:viewBox="0 0 1 1901">
          <text:p/>
        </draw:connector>
        <draw:custom-shape draw:style-name="gr13" draw:text-style-name="P1" xml:id="id12" draw:id="id12" draw:layer="layout" svg:width="3.3cm" svg:height="1.1cm" svg:x="1.3cm" svg:y="12.7cm">
          <text:p text:style-name="P1">Grid </text:p>
          <text:p text:style-name="P1">pour downloa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8.9cm" svg:y1="11.35cm" svg:x2="2.95cm" svg:y2="12.7cm" draw:start-shape="id8" draw:start-glue-point="5" draw:end-shape="id12" draw:end-glue-point="4" svg:d="M8900 11350h-5950v1350" svg:viewBox="0 0 5951 1351">
          <text:p text:style-name="P3"><text:span text:style-name="T3">Btb ::smoothingToGrid() L93</text:span></text:p>
          <text:p text:style-name="P3"><text:span text:style-name="T3">Sans élagage de performance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lindo Dos Santos</meta:initial-creator>
    <meta:creation-date>2017-02-24T09:59:12.039000000</meta:creation-date>
    <dc:date>2017-02-24T14:19:38.295000000</dc:date>
    <dc:creator>Arlindo Dos Santos</dc:creator>
    <meta:editing-duration>PT4H18M18S</meta:editing-duration>
    <meta:editing-cycles>36</meta:editing-cycles>
    <meta:generator>LibreOffice/4.3.5.2$Windows_x86 LibreOffice_project/3a87456aaa6a95c63eea1c1b3201acedf0751bd5</meta:generator>
    <meta:printed-by>Arlindo Dos Santos</meta:printed-by>
    <meta:print-date>2017-02-24T11:05:49.314000000</meta:print-date>
    <meta:document-statistic meta:object-count="24"/>
  </office:meta>
</office:document-meta>
</file>